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H Sarabun New" fo:font-size="16pt" fo:font-weight="bold" officeooo:rsid="000bf15d" officeooo:paragraph-rsid="000bf15d" style:font-size-asian="16pt" style:font-weight-asian="bold" style:font-name-complex="TH Sarabun New" style:font-size-complex="16pt" style:font-weight-complex="bold"/>
    </style:style>
    <style:style style:name="P2" style:family="paragraph" style:parent-style-name="Standard">
      <style:text-properties style:font-name="TH Sarabun New" fo:font-size="16pt" fo:font-weight="bold" officeooo:rsid="0013f2f2" officeooo:paragraph-rsid="0013f2f2" style:font-size-asian="16pt" style:font-weight-asian="bold" style:font-name-complex="TH Sarabun New" style:font-size-complex="16pt" style:font-weight-complex="bold"/>
    </style:style>
    <style:style style:name="P3" style:family="paragraph" style:parent-style-name="Standard">
      <style:text-properties style:font-name="TH Sarabun New" fo:font-size="16pt" fo:font-weight="bold" officeooo:rsid="000a5b3c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4" style:family="paragraph" style:parent-style-name="Standard">
      <style:text-properties style:font-name="TH Sarabun New" fo:font-size="16pt" fo:font-weight="normal" officeooo:rsid="000bf15d" officeooo:paragraph-rsid="000bf15d" style:font-size-asian="16pt" style:font-weight-asian="normal" style:font-name-complex="TH Sarabun New" style:font-size-complex="16pt" style:font-weight-complex="normal"/>
    </style:style>
    <style:style style:name="P5" style:family="paragraph" style:parent-style-name="Standard">
      <style:text-properties style:font-name="TH Sarabun New" fo:font-size="16pt" fo:font-weight="normal" officeooo:rsid="000a0748" officeooo:paragraph-rsid="000a0748" style:font-name-asian="DejaVu Sans" style:font-size-asian="16pt" style:font-weight-asian="normal" style:font-name-complex="TH Sarabun New" style:font-size-complex="16pt" style:font-weight-complex="normal"/>
    </style:style>
    <style:style style:name="P6" style:family="paragraph" style:parent-style-name="Standard">
      <style:text-properties style:font-name="TH Sarabun New" fo:font-size="16pt" officeooo:rsid="00042436" officeooo:paragraph-rsid="000bf15d" style:font-size-asian="16pt" style:font-name-complex="TH Sarabun New" style:font-size-complex="16pt"/>
    </style:style>
    <style:style style:name="P7" style:family="paragraph" style:parent-style-name="Standard" style:list-style-name="L1">
      <style:text-properties style:font-name="TH Sarabun New" fo:font-size="16pt" officeooo:rsid="001476f8" officeooo:paragraph-rsid="001476f8" style:font-size-asian="16pt" style:font-name-complex="TH Sarabun New" style:font-size-complex="16pt"/>
    </style:style>
    <style:style style:name="P8" style:family="paragraph" style:parent-style-name="Standard" style:list-style-name="L2">
      <style:text-properties style:font-name="TH Sarabun New" fo:font-size="16pt" fo:font-weight="normal" officeooo:rsid="000a0748" officeooo:paragraph-rsid="0019ed46" style:font-name-asian="DejaVu Sans" style:font-size-asian="16pt" style:font-weight-asian="normal" style:font-name-complex="TH Sarabun New" style:font-size-complex="16pt" style:font-weight-complex="normal"/>
    </style:style>
    <style:style style:name="P9" style:family="paragraph" style:parent-style-name="Standard">
      <style:text-properties style:font-name="TH Sarabun New" fo:font-size="16pt" fo:font-weight="normal" officeooo:rsid="000a0748" officeooo:paragraph-rsid="0019ed46" style:font-size-asian="16pt" style:font-weight-asian="normal" style:font-name-complex="TH Sarabun New" style:font-size-complex="16pt" style:font-weight-complex="normal"/>
    </style:style>
    <style:style style:name="P10" style:family="paragraph" style:parent-style-name="Standard">
      <style:text-properties style:font-name="TH Sarabun New" fo:font-size="16pt" fo:font-weight="bold" officeooo:rsid="000bf15d" officeooo:paragraph-rsid="0019ed46" style:font-size-asian="16pt" style:font-weight-asian="bold" style:font-name-complex="TH Sarabun New" style:font-size-complex="16pt" style:font-weight-complex="bold"/>
    </style:style>
    <style:style style:name="T1" style:family="text">
      <style:text-properties officeooo:rsid="000bf15d"/>
    </style:style>
    <style:style style:name="T2" style:family="text">
      <style:text-properties officeooo:rsid="0012e5b5"/>
    </style:style>
    <style:style style:name="T3" style:family="text">
      <style:text-properties officeooo:rsid="0013f2f2"/>
    </style:style>
    <style:style style:name="T4" style:family="text">
      <style:text-properties officeooo:rsid="001d9e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ck By Vector</text:p>
      <text:p text:style-name="P6"><text:tab/><text:span text:style-name="T2">จงเขียนคลาส Stack โดยกำหนดให้ในคลาสนั้นมีสมาชิกเพียงตัวเดียวคือ std::vector&lt;T&gt; v บริการต่าง ๆ ของ stack นั้นจะต้องทำงานโดยเรียกใช้บริการต่าง ๆ ของ v โดยให้นิสิตเขียนฟังก์ชันต่าง ๆ ดังต่อไปนี้ </text:span></text:p>
      <text:list xml:id="list2184289840350431507" text:style-name="L1">
        <text:list-item>
          <text:p text:style-name="P7">stack() เป็น default constructorของคลาสดังกล่าว</text:p>
        </text:list-item>
        <text:list-item>
          <text:p text:style-name="P7">stack(stack&lt;T&gt; a) เป็น copy constructor ของคลาสดังกล่าว</text:p>
        </text:list-item>
        <text:list-item>
          <text:p text:style-name="P7">void push(T e) เป็นฟังก์ชันสำหรับ push ค่าลงไปใน stack</text:p>
        </text:list-item>
        <text:list-item>
          <text:p text:style-name="P7">const T&amp; top() const เป็น function สำหรับขอดูข้อมูลตัวที่อยู่บนสุดของ stack</text:p>
        </text:list-item>
        <text:list-item>
          <text:p text:style-name="P7">void pop() เป็น function สำหรับ pop ข้อมูลออกจาก stack</text:p>
        </text:list-item>
        <text:list-item>
          <text:p text:style-name="P7">size_t size() เป็นฟังก์ชันสำหรับถามจำนวนข้อมูลใน stack</text:p>
        </text:list-item>
      </text:list>
      <text:p text:style-name="P1">ข้อบังคับ</text:p>
      <text:p text:style-name="P4"><text:tab/>โจทย์ข้อนี้จะมีไฟล์<text:span text:style-name="T2">โปรเจ็คของ code::block ให้ ซึ่งในโปรเจ็คดังกล่าวจะมีไฟล์</text:span> <text:span text:style-name="T3">stack.h, main.cpp และ student.h อยู่ ให้นิสิตเขียน code เพิ่มเติมลงไปในไฟล์ student.h เท่านั้น และการส่งไฟล์ขึ้น grader ให้ส่งเฉพาะไฟล์ student.h </text:span></text:p>
      <text:p text:style-name="P4"><text:tab/><text:span text:style-name="T3">ห้ามทำการเพิ่มสมาชิกอื่นใดให้กับคลาส stack โดยเด็ดขาด</text:span></text:p>
      <text:p text:style-name="P10">คำอธิบาย<text:span text:style-name="T4">ฟังก์ชัน</text:span> main() </text:p>
      <text:p text:style-name="P9"><text:tab/><text:span text:style-name="T1">main จะทำการอ่านข้อมูลหมายเลขกรณีทดสอบจาก keyboard แล้วทำการเรียกฟังก์ชันที่จะทดสอบคลาส stack ตามหมายเลขกรณีทดสอบ โดยที่ฟังก์ชันทดสอบจะทำการเรียกใช้บริการต่าง ๆ ของคลาสที่เขียนขึ้นและแสดงผลลัพธ์ออกทางหน้าจอ เกรดเดอจะทำการตรวจผลลัพธ์ที่เกิดขึ้นว่าตรงกับที่ควรจะเป็นหรือไม่</text:span></text:p>
      <text:list xml:id="list8186237337916178324" text:style-name="L2">
        <text:list-header>
          <text:p text:style-name="P8"/>
        </text:list-header>
      </text:list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padding="0.0201in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2-22T10:20:42.077219326</dc:date>
    <meta:editing-duration>PT9H18M45S</meta:editing-duration>
    <meta:editing-cycles>14</meta:editing-cycles>
    <meta:generator>LibreOffice/4.3.4.1$Linux_X86_64 LibreOffice_project/430m0$Build-1</meta:generator>
    <meta:document-statistic meta:table-count="0" meta:image-count="0" meta:object-count="0" meta:page-count="1" meta:paragraph-count="14" meta:word-count="660" meta:character-count="964" meta:non-whitespace-character-count="893"/>
  </office:meta>
</office:document-meta>
</file>